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00000 disjo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Thread</text:p>
          </table:table-cell>
          <table:table-cell office:value-type="float" office:value="10163764487" calcext:value-type="float">
            <text:p>10163764487</text:p>
          </table:table-cell>
          <table:table-cell office:value-type="float" office:value="18986260832" calcext:value-type="float">
            <text:p>189862608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 Thread</text:p>
          </table:table-cell>
          <table:table-cell office:value-type="float" office:value="5150047091" calcext:value-type="float">
            <text:p>5150047091</text:p>
          </table:table-cell>
          <table:table-cell office:value-type="float" office:value="11970552227" calcext:value-type="float">
            <text:p>119705522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 Thread</text:p>
          </table:table-cell>
          <table:table-cell office:value-type="float" office:value="2646235622" calcext:value-type="float">
            <text:p>2646235622</text:p>
          </table:table-cell>
          <table:table-cell office:value-type="float" office:value="10656977694" calcext:value-type="float">
            <text:p>106569776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3:08:55.728443088</meta:creation-date>
    <dc:date>2018-02-18T23:35:13.754533327</dc:date>
    <meta:editing-duration>PT16M8S</meta:editing-duration>
    <meta:editing-cycles>2</meta:editing-cycles>
    <meta:generator>LibreOffice/5.4.2.2$Linux_X86_64 LibreOffice_project/40m0$Build-2</meta:generator>
    <meta:document-statistic meta:table-count="1" meta:cell-count="12" meta:object-count="0"/>
  </office:meta>
</office:document-meta>
</file>